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C0000003F737B90CCC4289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5" style:family="paragraph" style:parent-style-name="Footer">
      <style:text-properties officeooo:rsid="000bdb21" officeooo:paragraph-rsid="000bdb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33cc9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02in" fo:min-width="5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4.3717in" svg:y="-0.3028in" svg:width="2.4575in" svg:height="0.6563in" draw:z-index="1"><draw:image xlink:href="Pictures/10000201000000EC0000003F737B90CCC4289476.png" xlink:type="simple" xlink:show="embed" xlink:actuate="onLoad"/></draw:frame>BORNHACK</text:p>
      <text:p text:style-name="P2"/>
      <text:p text:style-name="P2"/>
      <text:p text:style-name="P1"><draw:custom-shape text:anchor-type="paragraph" draw:z-index="0" draw:style-name="gr1" svg:width="5.9094in" svg:height="2.8039in" svg:x="0.4957in" svg:y="1.26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33cc9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2:38:22.026990385</dc:date>
    <meta:editing-duration>PT17M2S</meta:editing-duration>
    <meta:editing-cycles>7</meta:editing-cycles>
    <meta:generator>LibreOffice/5.2.7.2$Linux_X86_64 LibreOffice_project/2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